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1.218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2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vertical-align="top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>
      <style:table-cell-properties style:vertical-align="top"/>
    </style:style>
    <style:style style:name="ce13" style:family="table-cell" style:parent-style-name="Default" style:data-style-name="N11"/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to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ce5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nfig</text:p>
          </table:table-cell>
          <table:covered-table-cell table:number-columns-repeated="3" table:style-name="ce1"/>
          <table:covered-table-cell table:style-name="ce10"/>
          <table:table-cell table:style-name="ce11" office:value-type="string" calcext:value-type="string" table:number-columns-spanned="2" table:number-rows-spanned="2">
            <text:p>Score</text:p>
          </table:table-cell>
          <table:covered-table-cell table:style-name="ce14"/>
          <table:table-cell table:style-name="ce11" office:value-type="string" calcext:value-type="string" table:number-columns-spanned="1" table:number-rows-spanned="3">
            <text:p>Not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Filter</text:p>
          </table:table-cell>
          <table:table-cell table:style-name="ce1" office:value-type="string" calcext:value-type="string" table:number-columns-spanned="3" table:number-rows-spanned="1">
            <text:p>CSP</text:p>
          </table:table-cell>
          <table:covered-table-cell table:style-name="ce9"/>
          <table:covered-table-cell table:style-name="ce10"/>
          <table:covered-table-cell table:style-name="ce11"/>
          <table:covered-table-cell table:style-name="ce14"/>
          <table:covered-table-cell table:style-name="ce15"/>
          <table:table-cell table:number-columns-repeated="1016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_</text:p>
          </table:table-cell>
          <table:table-cell table:style-name="ce10" office:value-type="string" calcext:value-type="string">
            <text:p>log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Predict</text:p>
          </table:table-cell>
          <table:covered-table-cell table:style-name="ce15"/>
          <table:table-cell table:number-columns-repeated="1016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raw.notch_filter(60, picks='eeg', method="iir")</text:p>
            <text:p>raw.filter(5.0, 40.0, fir_design="firwin", skip_by_annotation="edge")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2" office:value-type="percentage" office:value="0.6918" calcext:value-type="percentage">
            <text:p>69,18 %</text:p>
          </table:table-cell>
          <table:table-cell table:style-name="ce12" office:value-type="percentage" office:value="0.6201" calcext:value-type="percentage">
            <text:p>62,01 %</text:p>
          </table:table-cell>
          <table:table-cell office:value-type="string" calcext:value-type="string">
            <text:p>Filter Notch_filter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raw.filter(5.0, 40.0, fir_design="firwin", skip_by_annotation="edge")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2" office:value-type="percentage" office:value="0.6917" calcext:value-type="percentage">
            <text:p>69,17 %</text:p>
          </table:table-cell>
          <table:table-cell table:style-name="ce12" office:value-type="percentage" office:value="0.6196" calcext:value-type="percentage">
            <text:p>61,96 %</text:p>
          </table:table-cell>
          <table:table-cell office:value-type="string" calcext:value-type="string">
            <text:p>without Notch_filter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C </text:p>
          </table:table-cell>
          <table:table-cell table:style-name="ce5" office:value-type="string" calcext:value-type="string">
            <text:p>raw.notch_filter(60, picks='eeg', method="iir")</text:p>
            <text:p>raw.filter(7.0, 30.0, fir_design="firwin", skip_by_annotation="edge")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2" office:value-type="percentage" office:value="0.7154" calcext:value-type="percentage">
            <text:p>71,54 %</text:p>
          </table:table-cell>
          <table:table-cell table:style-name="ce12" office:value-type="percentage" office:value="0.6518" calcext:value-type="percentage">
            <text:p>65,18 %</text:p>
          </table:table-cell>
          <table:table-cell office:value-type="string" calcext:value-type="string">
            <text:p>Changing freq Band Pass filter [7,0, 30]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dem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style-name="ce12" office:value-type="percentage" office:value="0.7091" calcext:value-type="percentage">
            <text:p>70,91 %</text:p>
          </table:table-cell>
          <table:table-cell table:style-name="ce12" office:value-type="percentage" office:value="0.6498" calcext:value-type="percentage">
            <text:p>64,98 %</text:p>
          </table:table-cell>
          <table:table-cell office:value-type="string" calcext:value-type="string">
            <text:p>Changing CSP n_component &amp; log=True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em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12" office:value-type="percentage" office:value="0.7154" calcext:value-type="percentage">
            <text:p>71,54 %</text:p>
          </table:table-cell>
          <table:table-cell table:style-name="ce12" office:value-type="percentage" office:value="0.6518" calcext:value-type="percentage">
            <text:p>65,18 %</text:p>
          </table:table-cell>
          <table:table-cell office:value-type="string" calcext:value-type="string">
            <text:p>N_component = 6 and log=True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dem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12" office:value-type="percentage" office:value="0.7193" calcext:value-type="percentage">
            <text:p>71,93 %</text:p>
          </table:table-cell>
          <table:table-cell table:style-name="ce12" office:value-type="percentage" office:value="0.6688" calcext:value-type="percentage">
            <text:p>66,88 %</text:p>
          </table:table-cell>
          <table:table-cell office:value-type="string" calcext:value-type="string">
            <text:p>Default Bad Channels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G</text:p>
          </table:table-cell>
          <table:table-cell table:style-name="ce3" office:value-type="string" calcext:value-type="string">
            <text:p>Idem</text:p>
          </table:table-cell>
          <table:table-cell office:value-type="string" calcext:value-type="string">
            <text:p>csp1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12" office:value-type="percentage" office:value="0.6111" calcext:value-type="percentage">
            <text:p>61,11 %</text:p>
          </table:table-cell>
          <table:table-cell table:style-name="ce12" office:value-type="percentage" office:value="0.5596" calcext:value-type="percentage">
            <text:p>55,96 %</text:p>
          </table:table-cell>
          <table:table-cell office:value-type="string" calcext:value-type="string">
            <text:p>Default Bad Channel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cs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style-name="ce13" office:value-type="percentage" office:value="0.6337" calcext:value-type="percentage">
            <text:p>63,37 %</text:p>
          </table:table-cell>
          <table:table-cell table:style-name="ce13" office:value-type="percentage" office:value="0.5596" calcext:value-type="percentage">
            <text:p>55,96 %</text:p>
          </table:table-cell>
          <table:table-cell office:value-type="string" calcext:value-type="string">
            <text:p>Default Bad Channel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csp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13" office:value-type="percentage" office:value="0.671" calcext:value-type="percentage">
            <text:p>67,10 %</text:p>
          </table:table-cell>
          <table:table-cell table:style-name="ce13" office:value-type="percentage" office:value="0.6156" calcext:value-type="percentage">
            <text:p>61,56 %</text:p>
          </table:table-cell>
          <table:table-cell office:value-type="string" calcext:value-type="string">
            <text:p>Default Bad Channels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2:44:41.956205724</meta:creation-date>
    <dc:date>2023-05-29T20:14:51.911093715</dc:date>
    <meta:editing-duration>PT3H54M32S</meta:editing-duration>
    <meta:editing-cycles>10</meta:editing-cycles>
    <meta:generator>LibreOffice/7.3.7.2$Linux_X86_64 LibreOffice_project/30$Build-2</meta:generator>
    <meta:document-statistic meta:table-count="1" meta:cell-count="83" meta:object-count="0"/>
  </office:meta>
</office:document-meta>
</file>